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A3000000A32C182F83.png"/>
  <manifest:file-entry manifest:media-type="image/png" manifest:full-path="Pictures/10000201000003200000023A642A2B74.png"/>
  <manifest:file-entry manifest:media-type="image/png" manifest:full-path="Pictures/100002010000014D000000FDAD9C66FB.png"/>
  <manifest:file-entry manifest:media-type="image/svg+xml" manifest:full-path="Pictures/100014D70000522400007420E91611A2.sv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cm" fo:min-width="0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159cm" svg:stroke-color="#1a2c0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bitmap" draw:fill-color="#ffffff" draw:fill-image-name="Bitmape_20_1" draw:textarea-horizontal-align="center" draw:auto-grow-height="true" draw:auto-grow-width="false" fo:min-height="8.174cm" fo:min-width="3.7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PT Sans'" style:font-style-name="Italic" style:font-family-generic="swiss" style:font-pitch="variable" fo:font-size="18pt"/>
    </style:style>
    <style:style style:name="P3" style:family="paragraph">
      <style:paragraph-properties fo:line-height="150%" fo:text-align="center"/>
      <style:text-properties fo:font-family="'PT Sans'" style:font-style-name="Italic" style:font-family-generic="swiss" style:font-pitch="variab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6cm" svg:height="9.2cm" svg:x="22.2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5.753cm" svg:height="4.371cm" svg:x="22.5cm" svg:y="7.215cm">
          <draw:image xlink:href="Pictures/100002010000014D000000FDAD9C66FB.png" xlink:type="simple" xlink:show="embed" xlink:actuate="onLoad">
            <text:p/>
          </draw:image>
        </draw:frame>
        <draw:line draw:style-name="gr3" draw:text-style-name="P2" draw:layer="layout" svg:x1="12.26cm" svg:y1="6.2cm" svg:x2="21.5cm" svg:y2="6.2cm">
          <text:p/>
        </draw:line>
        <draw:line draw:style-name="gr3" draw:text-style-name="P2" draw:layer="layout" svg:x1="12.26cm" svg:y1="10.6cm" svg:x2="21.5cm" svg:y2="10.6cm">
          <text:p/>
        </draw:line>
        <draw:line draw:style-name="gr3" draw:text-style-name="P2" draw:layer="layout" svg:x1="21.5cm" svg:y1="12.8cm" svg:x2="12.26cm" svg:y2="12.8cm">
          <text:p/>
        </draw:line>
        <draw:line draw:style-name="gr3" draw:text-style-name="P2" draw:layer="layout" svg:x1="21.5cm" svg:y1="8.4cm" svg:x2="12.26cm" svg:y2="8.4cm">
          <text:p/>
        </draw:line>
        <draw:frame draw:style-name="gr4" draw:text-style-name="P3" draw:layer="layout" svg:width="9.107cm" svg:height="8.83cm" svg:x="12.298cm" svg:y="5.142cm">
          <draw:text-box>
            <text:p text:style-name="P3">HTTP request</text:p>
            <text:p text:style-name="P3"/>
            <text:p text:style-name="P3">401 Unauthorized</text:p>
            <text:p text:style-name="P3">WWW-Authenticate: Digest</text:p>
            <text:p text:style-name="P3"/>
            <text:p text:style-name="P3">Authorization: Digest</text:p>
            <text:p text:style-name="P3"/>
            <text:p text:style-name="P3">200 OK</text:p>
          </draw:text-box>
        </draw:frame>
        <draw:frame draw:style-name="gr2" draw:text-style-name="P1" draw:layer="layout" svg:width="10.822cm" svg:height="8.248cm" svg:x="0.978cm" svg:y="5.352cm">
          <draw:image xlink:href="Pictures/10000201000003200000023A642A2B74.png" xlink:type="simple" xlink:show="embed" xlink:actuate="onLoad">
            <text:p/>
          </draw:image>
        </draw:frame>
        <draw:frame draw:style-name="gr2" draw:text-style-name="P1" draw:layer="layout" svg:width="2cm" svg:height="2cm" svg:x="5.389cm" svg:y="7cm">
          <draw:image xlink:href="Pictures/10000201000000A3000000A32C182F8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0%" draw:start-color="#1a2c0f" draw:end-color="#63a136" draw:start-intensity="100%" draw:end-intensity="100%" draw:angle="0" draw:border="15%"/>
    <draw:fill-image draw:name="Bitmape_20_1" draw:display-name="Bitmape 1" xlink:href="Pictures/100014D70000522400007420E91611A2.sv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Hassler</meta:initial-creator>
    <meta:creation-date>2015-10-05T23:29:04</meta:creation-date>
    <dc:date>2015-10-06T08:57:59</dc:date>
    <dc:creator>Alexis Hassler</dc:creator>
    <meta:editing-duration>PT9H28M59S</meta:editing-duration>
    <meta:editing-cycles>7</meta:editing-cycles>
    <meta:generator>OpenOffice/4.1.1$Unix OpenOffice.org_project/411m6$Build-9775</meta:generator>
    <meta:document-statistic meta:object-count="9"/>
  </office:meta>
</office:document-meta>
</file>